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erSQL - Parte 1 y 2 en diagrama .pdf marcados.</text:p>
      <text:p text:style-name="P1">Relación entre tablas: Una persona puede contratar 1 o varios Planes , y un plan pertenece a una o mas personas (relacion muchos a muchos, por lo que se usa tabla intermedia PlanContratado para modelar realidad).</text:p>
      <text:p text:style-name="P1">La tabla intermedia posee FK a Cliente y al Plan que contrata.</text:p>
      <text:p text:style-name="P1"/>
      <text:p text:style-name="P1"/>
      <text:p text:style-name="P1">Se adjunta archivo derSQL3-4.sql con la creación de la tabla, datos y las consultas a la mis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